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0b4a96" officeooo:paragraph-rsid="000b4a96"/>
    </style:style>
    <style:style style:name="P2"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0b4a96" officeooo:paragraph-rsid="000b4a9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asping At Straws</text:p>
      <text:p text:style-name="P1"><text:s text:c="5"/>You’re sitting in a rundown diner waiting for <text:s/>your waitress to recognize your presence. The meat loaf looks pretty tasty in the picture, but you’re just not quite certain that’s what you want.</text:p>
      <text:p text:style-name="P1"><text:s text:c="5"/>That’s when she appears, the waitress. She must be in her early twenties, ripe for the picking. She has red hair and blue eyes with freckles running down both her arms. Her name is Amy.</text:p>
      <text:p text:style-name="P1"><text:s text:c="5"/>Amy has average knockers. They’d do in a pinch. Which is exactly what you want to do with them, pinch them as you have her bent over the desert counter.</text:p>
      <text:p text:style-name="P1"><text:s text:c="5"/>She smiles at you a gorgeous smile. What’ll it be mister? No the steak is only available on Friday’s. Yes the prime rib too.</text:p>
      <text:p text:style-name="P1"><text:s text:c="5"/>You banter back and forth over how much the pie is and how it tastes. You put some innuendo in there seeing if she catches on. She doesn’t.</text:p>
      <text:p text:style-name="P1"><text:s text:c="5"/>Finally you order a piece of cherry pie and a glass of milk. Nothing better than a piece of cherry pie you thin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1T19:58:57.269637365</dc:date>
    <meta:editing-cycles>6</meta:editing-cycles>
    <meta:editing-duration>PT19M35S</meta:editing-duration>
    <meta:generator>LibreOffice/6.4.7.2$Linux_X86_64 LibreOffice_project/40$Build-2</meta:generator>
    <meta:document-statistic meta:table-count="0" meta:image-count="0" meta:object-count="0" meta:page-count="1" meta:paragraph-count="7" meta:word-count="176" meta:character-count="954" meta:non-whitespace-character-count="754"/>
    <meta:template xlink:type="simple" xlink:actuate="onRequest" xlink:title="Normal.dotm" xlink:href=""/>
  </office:meta>
</office:document-meta>
</file>